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hitney" svg:font-family="Whitney, 'Helvetica Neue', Helvetica, Arial, sans-serif"/>
  </office:font-face-decls>
  <office:automatic-styles>
    <style:style style:name="P1" style:family="paragraph" style:parent-style-name="Standard" style:list-style-name="L1">
      <style:text-properties officeooo:rsid="001e1336" officeooo:paragraph-rsid="001e1336"/>
    </style:style>
    <style:style style:name="P2" style:family="paragraph" style:parent-style-name="Standard" style:list-style-name="L1">
      <style:text-properties officeooo:rsid="001e67c8" officeooo:paragraph-rsid="001e67c8"/>
    </style:style>
    <style:style style:name="P3" style:family="paragraph" style:parent-style-name="Standard" style:list-style-name="L1">
      <style:text-properties officeooo:rsid="001f98bc" officeooo:paragraph-rsid="001f98bc"/>
    </style:style>
    <style:style style:name="P4" style:family="paragraph" style:parent-style-name="Standard">
      <style:text-properties officeooo:rsid="001f98bc" officeooo:paragraph-rsid="0020c019"/>
    </style:style>
    <style:style style:name="P5" style:family="paragraph" style:parent-style-name="Standard">
      <style:text-properties fo:font-weight="normal" officeooo:rsid="001f98bc" officeooo:paragraph-rsid="0020c019" style:font-weight-asian="normal" style:font-weight-complex="normal"/>
    </style:style>
    <style:style style:name="T1" style:family="text">
      <style:text-properties officeooo:rsid="001f98bc"/>
    </style:style>
    <style:style style:name="T2" style:family="text">
      <style:text-properties fo:font-variant="normal" fo:text-transform="none" fo:color="#2e3338" loext:opacity="100%" style:font-name="Whitney" fo:font-size="10.1000003814697pt" fo:letter-spacing="normal" fo:font-style="normal"/>
    </style:style>
    <style:style style:name="T3" style:family="text">
      <style:text-properties fo:font-variant="normal" fo:text-transform="none" fo:color="#2e3338" loext:opacity="100%" style:font-name="Whitney" fo:font-size="10.1000003814697pt" fo:letter-spacing="normal" fo:font-style="normal" fo:font-weight="bold"/>
    </style:style>
    <style:style style:name="T4" style:family="text">
      <style:text-properties fo:font-variant="normal" fo:text-transform="none" fo:color="#2e3338" loext:opacity="100%" style:font-name="Whitney" fo:font-size="10.1000003814697pt" fo:letter-spacing="normal" fo:font-style="normal" fo:font-weight="bold" style:font-weight-asian="bold" style:font-weight-complex="bold"/>
    </style:style>
    <style:style style:name="T5" style:family="text">
      <style:text-properties fo:font-variant="normal" fo:text-transform="none" fo:color="#2e3338" loext:opacity="100%" style:font-name="Whitney" fo:font-size="10.1000003814697pt" fo:letter-spacing="normal" fo:font-style="normal" fo:font-weight="bold" style:font-weight-asian="bold" style:font-weight-complex="bold" loext:padding="0cm" loext:border="none"/>
    </style:style>
    <style:style style:name="T6" style:family="text">
      <style:text-properties fo:font-variant="normal" fo:text-transform="none" fo:color="#2e3338" loext:opacity="100%" style:font-name="Whitney" fo:font-size="10.1000003814697pt" fo:letter-spacing="normal" fo:font-style="normal" fo:font-weight="normal" loext:padding="0cm" loext:border="none"/>
    </style:style>
    <style:style style:name="T7" style:family="text">
      <style:text-properties fo:font-variant="normal" fo:text-transform="none" fo:color="#2e3338" loext:opacity="100%" style:font-name="Whitney" fo:font-size="10.1000003814697pt" fo:letter-spacing="normal" fo:font-style="normal" fo:font-weight="normal" style:font-weight-asian="normal" style:font-weight-complex="normal"/>
    </style:style>
    <style:style style:name="T8" style:family="text">
      <style:text-properties fo:font-variant="normal" fo:text-transform="none" fo:color="#2e3338" loext:opacity="100%" style:font-name="Whitney" fo:font-size="10.1000003814697pt" fo:letter-spacing="normal" fo:font-style="normal" fo:font-weight="normal" style:font-weight-asian="normal" style:font-weight-complex="normal" loext:padding="0cm" loext:border="none"/>
    </style:style>
    <style:style style:name="T9" style:family="text">
      <style:text-properties fo:font-variant="normal" fo:text-transform="none" fo:color="#2e3338" loext:opacity="100%" style:font-name="Whitney" fo:font-size="10.1000003814697pt" fo:letter-spacing="normal" fo:font-style="normal" loext:padding="0cm" loext:border="none"/>
    </style:style>
    <style:style style:name="T10" style:family="text">
      <style:text-properties fo:font-variant="normal" fo:text-transform="none" fo:color="#2e3338" loext:opacity="100%" fo:letter-spacing="normal"/>
    </style:style>
    <style:style style:name="T11" style:family="text">
      <style:text-properties fo:font-variant="normal" fo:text-transform="none" fo:color="#2e3338" loext:opacity="100%" fo:letter-spacing="normal" loext:padding="0cm" loext:border="none"/>
    </style:style>
    <style:style style:name="T12" style:family="text">
      <style:text-properties fo:font-variant="normal" fo:text-transform="none" fo:color="#2e3338" loext:opacity="100%" fo:letter-spacing="normal" fo:font-weight="bold" style:font-weight-asian="bold" style:font-weight-complex="bold"/>
    </style:style>
    <style:style style:name="T13" style:family="text">
      <style:text-properties fo:font-variant="normal" fo:text-transform="none" fo:color="#2e3338" loext:opacity="100%" fo:letter-spacing="normal" fo:font-weight="normal" style:font-weight-asian="normal" style:font-weight-complex="normal"/>
    </style:style>
    <style:style style:name="T14" style:family="text">
      <style:text-properties fo:font-variant="normal" fo:text-transform="none" style:text-line-through-style="none" style:text-line-through-type="none" style:font-name="Whitney" fo:font-size="10.1000003814697pt" fo:letter-spacing="normal" fo:font-style="normal" style:text-underline-style="none" fo:font-weight="normal" style:text-blinking="false" loext:padding="0cm" loext:border="none"/>
    </style:style>
    <style:style style:name="T15" style:family="text">
      <style:text-properties fo:font-variant="normal" fo:text-transform="none" style:text-line-through-style="none" style:text-line-through-type="none" style:font-name="Whitney" fo:font-size="10.1000003814697pt" fo:letter-spacing="normal" fo:font-style="normal" style:text-underline-style="none" fo:font-weight="normal" style:text-blinking="false" style:font-weight-asian="normal" style:font-weight-complex="normal" loext:padding="0cm" loext:border="none"/>
    </style:style>
    <style:style style:name="T16" style:family="text">
      <style:text-properties fo:font-variant="normal" fo:text-transform="none" style:text-line-through-style="none" style:text-line-through-type="none" style:font-name="Whitney" fo:font-size="10.1000003814697pt" fo:letter-spacing="normal" fo:font-style="normal" style:text-underline-style="none" style:text-blinking="false" loext:padding="0cm" loext:border="none"/>
    </style:style>
    <style:style style:name="T17" style:family="text">
      <style:text-properties fo:font-variant="normal" fo:text-transform="none" style:text-line-through-style="none" style:text-line-through-type="none" style:font-name="Whitney" fo:font-size="10.1000003814697pt" fo:letter-spacing="normal" fo:font-style="normal" style:text-underline-style="none" fo:font-weight="bold" style:text-blinking="false" style:font-weight-asian="bold" style:font-weight-complex="bold" loext:padding="0cm" loext:border="none"/>
    </style:style>
    <style:style style:name="T18" style:family="text">
      <style:text-properties fo:color="#2e3338" loext:opacity="100%" style:font-name="Whitney" fo:font-size="10.1000003814697pt" fo:letter-spacing="normal" fo:font-style="italic" fo:font-weight="normal" loext:padding="0cm" loext:border="none"/>
    </style:style>
    <style:style style:name="T19" style:family="text">
      <style:text-properties fo:color="#2e3338" loext:opacity="100%" style:font-name="Whitney" fo:font-size="10.1000003814697pt" fo:letter-spacing="normal" fo:font-style="italic" fo:font-weight="normal" style:font-weight-asian="normal" style:font-weight-complex="normal" loext:padding="0cm" loext:border="none"/>
    </style:style>
    <style:style style:name="T20" style:family="text">
      <style:text-properties fo:color="#2e3338" loext:opacity="100%" style:font-name="Whitney" fo:font-size="10.1000003814697pt" fo:letter-spacing="normal" fo:font-style="italic" loext:padding="0cm" loext:border="none"/>
    </style:style>
    <style:style style:name="T21" style:family="text">
      <style:text-properties fo:color="#2e3338" loext:opacity="100%" style:font-name="Whitney" fo:font-size="10.1000003814697pt" fo:letter-spacing="normal" fo:font-style="italic" fo:font-weight="bold" style:font-weight-asian="bold" style:font-weight-complex="bold" loext:padding="0cm" loext:border="non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Hi friends, I am looking for a partner to work with me (preferably in C# and (Raylib 4.2 [url]</text:span><text:a xlink:type="simple" xlink:href="https://www.raylib.com/%5B/url%5D" office:target-frame-name="_blank" xlink:show="new" text:style-name="Internet_20_link" text:visited-style-name="Visited_20_Internet_20_Link"><text:span text:style-name="T15">https://www.raylib.com/[/url]</text:span></text:a><text:span text:style-name="T7">) to program a Match3 game (which is a bit different than usual and lighter in UI, but I want to try some new ways with these puzzle games, and I'm looking for someone who loves to program such small puzzle games and is comfortable in thinking this way. I plan to sell it on the Appstore with Ingame purchases, but with fair prices and it will be split bluntly 50-50, so every cent earned from it will be split by 2 on the members. i don't earn anything myself, just so you know i can't pay you beforehand the game is about </text:span><text:span text:style-name="Strong_20_Emphasis"><text:span text:style-name="T8">2/3 </text:span></text:span><text:span text:style-name="T7">finished The rest is more GUI/level design/sound/and a new smaller feature here and there. I'm not sooooooo good at these things at the moment, so it would be nice if someone could help me out who a) loves to move around in games like this and b) has a certain flair and imagination to extend such games. would be super cool if someone could be found :--) This project is not primarily about money, even if I plan to sell it, but more about the joy of programming such puzzle games and implementing ideas to it </text:span><text:span text:style-name="T13"><text:s/></text:span><text:span text:style-name="Strong_20_Emphasis"><text:span text:style-name="T8">And now to what the game looks like and what it should be able to do:</text:span></text:span><text:span text:style-name="T13"> </text:span><text:span text:style-name="T7">The prototype is a conventional Match3 with the following differences: </text:span></text:p>
      <text:p text:style-name="P5"><text:span text:style-name="T2"/></text:p>
      <text:p text:style-name="P5"><text:span text:style-name="T4">1) </text:span><text:span text:style-name="T2">You can click anywhere to perform a "swap" as in other Match3's.</text:span></text:p>
      <text:p text:style-name="P5"><text:span text:style-name="T4">2) </text:span><text:span text:style-name="T2">The main quest is to generate a certain type and number of matches in a given time span, WITHOUT knowing WHICH ones! I hide the quest from the player, but give him hints, how he can do it without knowing you, in foreseeable time </text:span></text:p>
      <text:p text:style-name="P5"><text:span text:style-name="T11"/></text:p>
      <text:p text:style-name="P5"><text:span text:style-name="T4">3) </text:span><text:span text:style-name="T2">The timer runs down faster when it reaches the halfway point.</text:span></text:p>
      <text:p text:style-name="P4"><text:span text:style-name="T4">4)</text:span><text:span text:style-name="T7">There is a basic "reward/punishment" system, that is: * For each successful match, the player gets the option to choose to get more time OR complete less match3 (</text:span><text:span text:style-name="Emphasis"><text:span text:style-name="T19">I have to make sure with an algorithm that these are justified differences, not that it doesn't matter what he chooses hahah</text:span></text:span><text:span text:style-name="T7">). * For X-wrong swaps, he gets less rewards or something else happens (that admitted I don't know myself yet) </text:span></text:p>
      <text:p text:style-name="P4"><text:span text:style-name="T4">5)</text:span><text:span text:style-name="T7"> Sometimes it happens, that the player doesn't get a +1 directly, when he has successfully completed a match, that "Enemy"-matches arise at the place where the match3 was before and they infect the surrounding area, which makes it impossible for the further gameplay to swap them, and the mouse gets sucked into the field again and again, UNTIL this enemy-match is done (until* the enemy-matches are gone</text:span><text:span text:style-name="Emphasis"><text:span text:style-name="T19">) to "swap" or move them <text:s/>So and now to the pictures, to round the whole thing off <text:s/>There is not everything on the pictures, which is already internally possible, but a few of the mentioned features, I honestly need help how to balance it so that it is a) not too hard and b) not too easy ^^</text:span></text:span></text:p>
      <text:p text:style-name="P4"><text:span text:style-name="Emphasis"><text:span text:style-name="T19"/></text:span></text:p>
      <text:p text:style-name="P4"><text:span text:style-name="Emphasis"><text:span text:style-name="T19">I really hope it pleases (you/someone :D) and I hear from you; Cheers! PS: The game is really "raw" at the moment, no fancy animations, no GUI, no sound, no level editor (</text:span></text:span><text:span text:style-name="T7">don't plan to have one, because I'm doing it more dynamically, but it's worth mentioning anyway*). I really hope, someone who also has some idea about "prettying up" such games, will speak up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00:33:53.661382653</meta:creation-date>
    <dc:date>2022-10-05T20:48:15.160301111</dc:date>
    <meta:editing-duration>PT20H28M41S</meta:editing-duration>
    <meta:editing-cycles>7</meta:editing-cycles>
    <meta:generator>LibreOffice/7.4.1.2$MacOSX_X86_64 LibreOffice_project/3c58a8f3a960df8bc8fd77b461821e42c061c5f0</meta:generator>
    <meta:document-statistic meta:table-count="0" meta:image-count="0" meta:object-count="0" meta:page-count="1" meta:paragraph-count="7" meta:word-count="576" meta:character-count="3128" meta:non-whitespace-character-count="2554"/>
  </office:meta>
</office:document-meta>
</file>